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margin-left="0in" fo:margin-right="0in" fo:margin-top="0in" fo:margin-bottom="0in" fo:text-align="justify" style:justify-single-word="false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fo:text-align="center" style:justify-single-word="false" fo:text-indent="0in" style:auto-text-indent="false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margin-left="0in" fo:margin-right="0in" fo:margin-top="0in" fo:margin-bottom="0in" fo:text-align="justify" style:justify-single-word="false" fo:text-indent="0in" style:auto-text-indent="false"/>
    </style:style>
    <style:style style:name="P8" style:family="paragraph" style:parent-style-name="Text_20_body">
      <style:paragraph-properties fo:margin-left="0in" fo:margin-right="0in" fo:margin-top="0in" fo:margin-bottom="0in" fo:text-align="center" style:justify-single-word="false" fo:text-indent="0in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What is a valid loop using</text:p>
            <text:p text:style-name="P4">upto()?</text:p>
          </table:table-cell>
          <table:table-cell table:style-name="Table1.B1" office:value-type="string">
            <text:p text:style-name="P2">0.upto(4) { print "$it" }</text:p>
          </table:table-cell>
        </table:table-row>
        <table:table-row>
          <table:table-cell table:style-name="Table1.A2" office:value-type="string">
            <text:p text:style-name="P1">What loop allows skipping?</text:p>
          </table:table-cell>
          <table:table-cell table:style-name="Table1.B2" office:value-type="string">
            <text:p text:style-name="P2">0.step(10, 2) { print "$it" }</text:p>
          </table:table-cell>
        </table:table-row>
        <table:table-row>
          <table:table-cell table:style-name="Table1.A2" office:value-type="string">
            <text:p text:style-name="P1">What is a</text:p>
            <text:p text:style-name="P4">closure?</text:p>
          </table:table-cell>
          <table:table-cell table:style-name="Table1.B2" office:value-type="string">
            <text:p text:style-name="P2">Closure is the combination of a function reference and free variables.</text:p>
          </table:table-cell>
        </table:table-row>
        <table:table-row>
          <table:table-cell table:style-name="Table1.A2" office:value-type="string">
            <text:p text:style-name="P1">What are the </text:p>
            <text:p text:style-name="P1">3 scopes in a closure?</text:p>
          </table:table-cell>
          <table:table-cell table:style-name="Table1.B2" office:value-type="string">
            <text:p text:style-name="P2">This --refers to the class that defined the closure</text:p>
            <text:p text:style-name="P3">Owner: referes to whaetver enclosed the closure. Same thing as this unless the csure is defined inside another closure.</text:p>
            <text:p text:style-name="P3">Delegate: Default to the same thing as owner but can be changed</text:p>
          </table:table-cell>
        </table:table-row>
        <table:table-row>
          <table:table-cell table:style-name="Table1.A2" office:value-type="string">
            <text:p text:style-name="P1">How do you get information about</text:p>
            <text:p text:style-name="P4">the classes?</text:p>
          </table:table-cell>
          <table:table-cell table:style-name="Table1.B2" office:value-type="string">
            <text:p text:style-name="P2">str = 'A string'</text:p>
            <text:p text:style-name="P3">println str.getClass().name</text:p>
          </table:table-cell>
        </table:table-row>
        <table:table-row>
          <table:table-cell table:style-name="Table1.A2" office:value-type="string">
            <text:p text:style-name="P1">What is a </text:p>
            <text:p text:style-name="P4">string?</text:p>
          </table:table-cell>
          <table:table-cell table:style-name="Table1.B2" office:value-type="string">
            <text:p text:style-name="P2">A string data type that is immutable.</text:p>
            <text:p text:style-name="P3">It is created using single quotes.</text:p>
            <text:p text:style-name="P3">cost = 15</text:p>
            <text:p text:style-name="P3">strA = 'this costs: $cost.'</text:p>
            <text:p text:style-name="P3">println strA</text:p>
            <text:p text:style-name="P3">// this costs: $cost.</text:p>
          </table:table-cell>
        </table:table-row>
        <table:table-row>
          <table:table-cell table:style-name="Table1.A2" office:value-type="string">
            <text:p text:style-name="P1">What is a </text:p>
            <text:p text:style-name="P1">gstring?</text:p>
          </table:table-cell>
          <table:table-cell table:style-name="Table1.B2" office:value-type="string">
            <text:p text:style-name="P2">Gstring is a data type of string that is mutable via interpolation.</text:p>
            <text:p text:style-name="P3">It is created using either double quotes or //.</text:p>
            <text:p text:style-name="P3">cost = 15</text:p>
            <text:p text:style-name="P3">strA = "this costs $cost"</text:p>
            <text:p text:style-name="P3">strB = /this costs $cost/</text:p>
            <text:p text:style-name="P3">println strA</text:p>
            <text:p text:style-name="P3">println strB</text:p>
            <text:p text:style-name="P3">// both will print</text:p>
            <text:p text:style-name="P3">//this costs 15</text:p>
          </table:table-cell>
        </table:table-row>
        <table:table-row>
          <table:table-cell table:style-name="Table1.A2" office:value-type="string">
            <text:p text:style-name="P1">How do you create</text:p>
            <text:p text:style-name="P4">an operator?</text:p>
            <text:p text:style-name="P3">str = 'Groovy is groovy, really groovy'</text:p>
          </table:table-cell>
          <table:table-cell table:style-name="Table1.B2" office:value-type="string">
            <text:p text:style-name="P2">~ operator</text:p>
            <text:p text:style-name="P3">println str</text:p>
            <text:p text:style-name="P3">result = (str =~ /groovy/).replaceAll('hip')</text:p>
            <text:p text:style-name="P3">println result</text:p>
            <text:p text:style-name="P3">The original text and the replaced text are as follows:</text:p>
            <text:p text:style-name="P3">Groovy is groovy, really groovy</text:p>
            <text:p text:style-name="P3">Groovy is hip, really hip</text:p>
          </table:table-cell>
        </table:table-row>
        <table:table-row>
          <table:table-cell table:style-name="Table1.A2" office:value-type="string">
            <text:p text:style-name="P1">How do you define a </text:p>
            <text:p text:style-name="P1">RegEx?</text:p>
            <text:p text:style-name="P3">str = 'Groovy is groovy, really groovy'</text:p>
          </table:table-cell>
          <table:table-cell table:style-name="Table1.B2" office:value-type="string">
            <text:p text:style-name="P2">use forward slashes, as in /[G|g]roovy/</text:p>
            <text:p text:style-name="P3"/>
            <text:p text:style-name="P3">println str</text:p>
            <text:p text:style-name="P3"><text:soft-page-break/>result = (str =~ /groovy/).replaceAll('hip')</text:p>
            <text:p text:style-name="P3">println result</text:p>
            <text:p text:style-name="P3">The original text and the replaced text are as follows:</text:p>
            <text:p text:style-name="P3">Groovy is groovy, really groovy</text:p>
            <text:p text:style-name="P3">Groovy is hip, really hip</text:p>
          </table:table-cell>
        </table:table-row>
        <table:table-row>
          <table:table-cell table:style-name="Table1.A2" office:value-type="string">
            <text:p text:style-name="P1">How do you determine whether there’s a match?</text:p>
            <text:p text:style-name="P3">str = 'Groovy is groovy, really groovy'</text:p>
          </table:table-cell>
          <table:table-cell table:style-name="Table1.B2" office:value-type="string">
            <text:p text:style-name="P2">use =~</text:p>
            <text:p text:style-name="P3">println str</text:p>
            <text:p text:style-name="P3">result = (str =~ /groovy/).replaceAll('hip')</text:p>
            <text:p text:style-name="P3">println result</text:p>
            <text:p text:style-name="P2"/>
            <text:p text:style-name="P3">The original text and the replaced text are as follows:</text:p>
            <text:p text:style-name="P3">Groovy is groovy, really groovy</text:p>
            <text:p text:style-name="P3">Groovy is hip, really hip</text:p>
          </table:table-cell>
        </table:table-row>
        <table:table-row>
          <table:table-cell table:style-name="Table1.A2" office:value-type="string">
            <text:p text:style-name="P1">How do you find an exact match?</text:p>
          </table:table-cell>
          <table:table-cell table:style-name="Table1.B2" office:value-type="string">
            <text:p text:style-name="P2">Use ==~</text:p>
            <text:p text:style-name="P3">pattern = ~"(G|g)roovy"</text:p>
            <text:p text:style-name="P3">text = 'Groovy is Hip'</text:p>
            <text:p text:style-name="P3">if (text =~ pattern)</text:p>
            <text:p text:style-name="P3">println "match"</text:p>
            <text:p text:style-name="P3">else</text:p>
            <text:p text:style-name="P3">println "no match"</text:p>
            <text:p text:style-name="P3">if (text ==~ pattern)</text:p>
            <text:p text:style-name="P3">println "match"</text:p>
            <text:p text:style-name="P3">else</text:p>
            <text:p text:style-name="P3">println "no match"</text:p>
          </table:table-cell>
        </table:table-row>
        <table:table-row>
          <table:table-cell table:style-name="Table1.A2" office:value-type="string">
            <text:p text:style-name="P1">What are the collections available in Groovy?</text:p>
          </table:table-cell>
          <table:table-cell table:style-name="Table1.B2" office:value-type="string">
            <text:p text:style-name="P2">List</text:p>
            <text:p text:style-name="P3">Map Class</text:p>
          </table:table-cell>
        </table:table-row>
        <table:table-row>
          <table:table-cell table:style-name="Table1.A2" office:value-type="string">
            <text:p text:style-name="P1">How is a list defined and manipulated?</text:p>
            <text:p text:style-name="P2">lst = [1, 3, 4, 1, 8, 9, 2, 6]</text:p>
          </table:table-cell>
          <table:table-cell table:style-name="Table1.B2" office:value-type="string">
            <text:p text:style-name="P3">println lst</text:p>
            <text:p text:style-name="P3">println lst[0]</text:p>
            <text:p text:style-name="P3">println lst[lst.size() - 1]</text:p>
            <text:p text:style-name="P3">println lst[-1]</text:p>
            <text:p text:style-name="P3">println lst[-2]</text:p>
            <text:p text:style-name="P3">println lst[2..5]</text:p>
          </table:table-cell>
        </table:table-row>
        <table:table-row>
          <table:table-cell table:style-name="Table1.A2" office:value-type="string">
            <text:p text:style-name="P1">How do you iterate over a list using an internal iterator?</text:p>
            <text:p text:style-name="P3">lst = [1, 3, 4, 1, 8, 9, 2, 6]</text:p>
          </table:table-cell>
          <table:table-cell table:style-name="Table1.B2" office:value-type="string">
            <text:p text:style-name="P2">each()</text:p>
            <text:p text:style-name="P3">lst.each { println it } // or</text:p>
            <text:p text:style-name="P3">lst.each{println "$it"}</text:p>
          </table:table-cell>
        </table:table-row>
        <table:table-row>
          <table:table-cell table:style-name="Table1.A2" office:value-type="string">
            <text:p text:style-name="P1">How do you return a collection from a list?</text:p>
            <text:p text:style-name="P4">langs = ['C++' : 'Stroustrup', 'Java' : 'Gosling', 'Lisp' : 'McCarthy']</text:p>
          </table:table-cell>
          <table:table-cell table:style-name="Table1.B2" office:value-type="string">
            <text:p text:style-name="P2">println lst.collect { it * 2 }</text:p>
            <text:p text:style-name="P3">The collect() method, like each(), invokes the closure for each element of the</text:p>
            <text:p text:style-name="P3">collection. However, it collects the return value from the closure into a collection</text:p>
            <text:p text:style-name="P3">and finally returns that resulting collection.</text:p>
          </table:table-cell>
        </table:table-row>
        <text:soft-page-break/>
        <table:table-row>
          <table:table-cell table:style-name="Table1.A2" office:value-type="string">
            <text:p text:style-name="P1">How do you find an item in a collection?</text:p>
            <text:p text:style-name="P3">lst = [4, 3, 1, 2, 4, 1, 8, 9, 2, 6]</text:p>
          </table:table-cell>
          <table:table-cell table:style-name="Table1.B2" office:value-type="string">
            <text:p text:style-name="P2">find()</text:p>
            <text:p text:style-name="P3">println lst.find { it == 2 }</text:p>
            <text:p text:style-name="P3">The code picks up the first element, which equals 2, as we see from the output:</text:p>
            <text:p text:style-name="P3">2</text:p>
            <text:p text:style-name="P3">or findAll() method behaves like collect():</text:p>
          </table:table-cell>
        </table:table-row>
        <table:table-row>
          <table:table-cell table:style-name="Table1.A2" office:value-type="string">
            <text:p text:style-name="P1">How would you get the total number of characters in this list?</text:p>
            <text:p text:style-name="P4">lst = ['Programming', 'In', 'Groovy']</text:p>
          </table:table-cell>
          <table:table-cell table:style-name="Table1.B2" office:value-type="string">
            <text:p text:style-name="P2">println lst.collect { it.size() }.sum()</text:p>
            <text:p text:style-name="P2"/>
          </table:table-cell>
        </table:table-row>
        <table:table-row>
          <table:table-cell table:style-name="Table1.A2" office:value-type="string">
            <text:p text:style-name="P1">How would you concatenate all elements in this list with a blank space?</text:p>
            <text:p text:style-name="P4">lst = ['Programming', 'In', 'Groovy']</text:p>
          </table:table-cell>
          <table:table-cell table:style-name="Table1.B2" office:value-type="string">
            <text:p text:style-name="P2">println lst.join(' ')</text:p>
            <text:p text:style-name="P3">Here is the result of joining the elements:</text:p>
            <text:p text:style-name="P3">Programming In Groovy</text:p>
            <text:p text:style-name="P3">join() iterates over each element, concatenating every element with the character</text:p>
            <text:p text:style-name="P3">given as the input parameter.</text:p>
          </table:table-cell>
        </table:table-row>
        <table:table-row>
          <table:table-cell table:style-name="Table1.A2" office:value-type="string">
            <text:p text:style-name="P1">What are some </text:p>
            <text:p text:style-name="P1">convenience methods on a list?</text:p>
          </table:table-cell>
          <table:table-cell table:style-name="Table1.B2" office:value-type="string">
            <text:p text:style-name="P2">size()</text:p>
            <text:p text:style-name="P3">flatten()</text:p>
            <text:p text:style-name="P3">reverse()</text:p>
            <text:p text:style-name="P3">join()</text:p>
            <text:p text:style-name="P3">minus()</text:p>
            <text:p text:style-name="P3">inject()</text:p>
            <text:p text:style-name="P3">collect()</text:p>
            <text:p text:style-name="P3">each()</text:p>
          </table:table-cell>
        </table:table-row>
        <table:table-row>
          <table:table-cell table:style-name="Table1.A2" office:value-type="string">
            <text:p text:style-name="P1">What is a </text:p>
            <text:p text:style-name="P1">map class?</text:p>
          </table:table-cell>
          <table:table-cell table:style-name="Table1.B2" office:value-type="string">
            <text:p text:style-name="P2">Java’s java.util.Map is an associative set of</text:p>
            <text:p text:style-name="P3">key and value pairs. </text:p>
            <text:p text:style-name="P3">(Hash or dictionary or struct).</text:p>
            <text:p text:style-name="P3">langs = ['C++' : 'Stroustrup', 'Java' : 'Gosling', 'Lisp' : 'McCarthy']</text:p>
            <text:p text:style-name="P3">println langs.getClass().name</text:p>
            <text:p text:style-name="P3">java.util.LinkedHashMap</text:p>
          </table:table-cell>
        </table:table-row>
        <table:table-row>
          <table:table-cell table:style-name="Table1.A2" office:value-type="string">
            <text:p text:style-name="P1">How do you </text:p>
            <text:p text:style-name="P1">reference a value in a map?</text:p>
            <text:p text:style-name="P4">langs = ['C++' : 'Stroustrup', 'Java' : 'Gosling', 'Lisp' : 'McCarthy']</text:p>
          </table:table-cell>
          <table:table-cell table:style-name="Table1.B2" office:value-type="string">
            <text:p text:style-name="P2">println langs['Java']</text:p>
            <text:p text:style-name="P3">println langs['C++']</text:p>
            <text:p text:style-name="P3">or</text:p>
            <text:p text:style-name="P3">println langs.Java</text:p>
            <text:p text:style-name="P3">println langs.'C++'</text:p>
          </table:table-cell>
        </table:table-row>
        <table:table-row>
          <table:table-cell table:style-name="Table1.A2" office:value-type="string">
            <text:p text:style-name="P1">How does </text:p>
            <text:p text:style-name="P1">each </text:p>
            <text:p text:style-name="P1">work on a map?</text:p>
            <text:p text:style-name="P4">langs = ['C++' : 'Stroustrup', 'Java' : 'Gosling', 'Lisp' : 'McCarthy']</text:p>
          </table:table-cell>
          <table:table-cell table:style-name="Table1.B2" office:value-type="string">
            <text:p text:style-name="P2">langs.each { entry -&gt;</text:p>
            <text:p text:style-name="P3">println "Language $entry.key was authored by $entry.value"</text:p>
            <text:p text:style-name="P3">}</text:p>
            <text:p text:style-name="P3">The output from the previous code is as follows:</text:p>
            <text:p text:style-name="P3">Language C++ was authored by Stroustrup</text:p>
            <text:p text:style-name="P3">Language Java was authored by Gosling</text:p>
            <text:p text:style-name="P3">Language Lisp was authored by McCarthy</text:p>
          </table:table-cell>
        </table:table-row>
        <text:soft-page-break/>
        <table:table-row>
          <table:table-cell table:style-name="Table1.A2" office:value-type="string">
            <text:p text:style-name="P1">How does the </text:p>
            <text:p text:style-name="P1">collect </text:p>
            <text:p text:style-name="P1">work on a map?</text:p>
            <text:p text:style-name="P4">langs = ['C++' : 'Stroustrup', 'Java' : 'Gosling', 'Lisp' : 'McCarthy']</text:p>
          </table:table-cell>
          <table:table-cell table:style-name="Table1.B2" office:value-type="string">
            <text:p text:style-name="P2">println langs.collect { language, author -&gt;</text:p>
            <text:p text:style-name="P3">language.replaceAll("[+]", "P")</text:p>
            <text:p text:style-name="P3">}</text:p>
            <text:p text:style-name="P3">The code returns the following list:</text:p>
            <text:p text:style-name="P3">[CPP, Java, Lisp]</text:p>
          </table:table-cell>
        </table:table-row>
        <table:table-row>
          <table:table-cell table:style-name="Table1.A2" office:value-type="string">
            <text:p text:style-name="P1">How is </text:p>
            <text:p text:style-name="P1">findall()</text:p>
            <text:p text:style-name="P1"><text:s/>method used on a map?</text:p>
            <text:p text:style-name="P4">langs = ['C++' : 'Stroustrup', 'Java' : 'Gosling', 'Lisp' : 'McCarthy']</text:p>
          </table:table-cell>
          <table:table-cell table:style-name="Table1.B2" office:value-type="string">
            <text:p text:style-name="P2">println "Looking for the first language with name greater than 3 characters"</text:p>
            <text:p text:style-name="P3">entry = langs.find { language, author -&gt;</text:p>
            <text:p text:style-name="P3">language.size() &gt; 3</text:p>
            <text:p text:style-name="P3">}</text:p>
            <text:p text:style-name="P3">println "Found $entry.key written by $entry.value"</text:p>
            <text:p text:style-name="P3">Looking for the first language with name greater than 3 characters</text:p>
            <text:p text:style-name="P3">Found Java written by Gosling</text:p>
          </table:table-cell>
        </table:table-row>
        <table:table-row>
          <table:table-cell table:style-name="Table1.A2" office:value-type="string">
            <text:p text:style-name="P1">What are </text:p>
            <text:p text:style-name="P1">convenience methods for maps?</text:p>
          </table:table-cell>
          <table:table-cell table:style-name="Table1.B2" office:value-type="string">
            <text:p text:style-name="P2">any(): Does any element satisfy a given condition? T/F returned.</text:p>
            <text:p text:style-name="P2">println langs.any{ l, a -&gt; l == 'Java'}</text:p>
            <text:p text:style-name="P3">every(): Does every element satisfy a given condition? T/F returned.</text:p>
            <text:p text:style-name="P3">groupby(): Groups elements. Grouped elements returned.</text:p>
          </table:table-cell>
        </table:table-row>
        <table:table-row>
          <table:table-cell table:style-name="Table1.A2" office:value-type="string">
            <text:p text:style-name="P1">What is an example of using </text:p>
            <text:p text:style-name="P1">groupBy() </text:p>
            <text:p text:style-name="P1">with a map?</text:p>
          </table:table-cell>
          <table:table-cell table:style-name="Table1.B2" office:value-type="string">
            <text:p text:style-name="P2">friends = [ briang : 'Brian Goetz', brians : 'Brian Sletten',</text:p>
            <text:p text:style-name="P3">davidb : 'David Bock', davidg : 'David Geary',</text:p>
            <text:p text:style-name="P3">scottd : 'Scott Davis', scottl : 'Scott Leberknight',</text:p>
            <text:p text:style-name="P3">stuarth : 'Stuart Halloway']</text:p>
            <text:p text:style-name="P3">groupByFirstName = friends.groupBy { it.value.split(' ')[0] }</text:p>
            <text:p text:style-name="P3">groupByFirstName.each { firstName, buddies -&gt;</text:p>
            <text:p text:style-name="P3">println "$firstName : ${buddies.collect { key, fullName -&gt; fullName }.join(', ')}"</text:p>
            <text:p text:style-name="P3">}</text:p>
            <text:p text:style-name="P3">Here is the result in each group:</text:p>
            <text:p text:style-name="P3">Brian : Brian Goetz, Brian Sletten</text:p>
            <text:p text:style-name="P3">David : David Bock, David Geary</text:p>
            <text:p text:style-name="P3">Scott : Scott Davis, Scott Leberknight</text:p>
            <text:p text:style-name="P3">Stuart : Stuart Halloway</text:p>
          </table:table-cell>
        </table:table-row>
        <table:table-row>
          <table:table-cell table:style-name="Table1.A2" office:value-type="string">
            <text:p text:style-name="P1">What is the </text:p>
            <text:p text:style-name="P4">Safe Navigation Operator?</text:p>
          </table:table-cell>
          <table:table-cell table:style-name="Table1.B2" office:value-type="string">
            <text:p text:style-name="P2">The ?. operator in the method foo() calls the method or property only if the</text:p>
            <text:p text:style-name="P3">reference is not null.</text:p>
            <text:p text:style-name="P3">def foo(str) {</text:p>
            <text:p text:style-name="P3">//if (str != null) { str.reverse() }</text:p>
            <text:p text:style-name="P3">str?.reverse()</text:p>
            <text:p text:style-name="P3"><text:soft-page-break/>}</text:p>
          </table:table-cell>
        </table:table-row>
        <table:table-row>
          <table:table-cell table:style-name="Table1.A2" office:value-type="string">
            <text:p text:style-name="P1">How is a single parameter in a </text:p>
            <text:p text:style-name="P1">closure</text:p>
            <text:p text:style-name="P1">referenced?</text:p>
          </table:table-cell>
          <table:table-cell table:style-name="Table1.B2" office:value-type="string">
            <text:p text:style-name="P2">If closure expects 1 parameter, “it” can be used for referenc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8T23:17:11.47</meta:creation-date>
    <dc:date>2014-03-19T20:25:59.09</dc:date>
    <meta:editing-duration>PT3H3M39S</meta:editing-duration>
    <meta:editing-cycles>12</meta:editing-cycles>
    <meta:generator>OpenOffice/4.0.1$Win32 OpenOffice.org_project/401m5$Build-9714</meta:generator>
    <meta:document-statistic meta:table-count="1" meta:image-count="0" meta:object-count="0" meta:page-count="5" meta:paragraph-count="207" meta:word-count="1037" meta:character-count="6026"/>
  </office:meta>
</office:document-meta>
</file>